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車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屰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 table:number-columns-repeated="3"/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table:number-columns-repeated="2"/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table:number-columns-repeated="2"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table:number-columns-repeated="2"/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5"/>
          <table:table-cell table:style-name="ce34" office:value-type="string" calcext:value-type="string">
            <text:p>瓦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鬲</text:p>
          </table:table-cell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冊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彐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38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9:00:59.733606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1T19:10:19.826358879</dc:date>
    <meta:editing-duration>PT19H42M1S</meta:editing-duration>
    <meta:editing-cycles>309</meta:editing-cycles>
    <meta:generator>LibreOffice/26.2.1.2$Linux_X86_64 LibreOffice_project/620$Build-2</meta:generator>
    <meta:document-statistic meta:table-count="1" meta:cell-count="297" meta:object-count="0"/>
  </office:meta>
</office:document-meta>
</file>